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5.703cm" fo:margin-left="5.149cm" table:align="left"/>
    </style:style>
    <style:style style:name="Tabla1.A" style:family="table-column">
      <style:table-column-properties style:column-width="3.351cm"/>
    </style:style>
    <style:style style:name="Tabla1.B" style:family="table-column">
      <style:table-column-properties style:column-width="2.35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29e5" officeooo:paragraph-rsid="001829e5"/>
    </style:style>
    <style:style style:name="P2" style:family="paragraph" style:parent-style-name="Standard">
      <style:text-properties officeooo:rsid="001bcced" officeooo:paragraph-rsid="001bcced"/>
    </style:style>
    <style:style style:name="P3" style:family="paragraph" style:parent-style-name="Standard">
      <style:text-properties officeooo:paragraph-rsid="001dab96"/>
    </style:style>
    <style:style style:name="P4" style:family="paragraph" style:parent-style-name="Standard">
      <style:text-properties officeooo:rsid="001e90e8" officeooo:paragraph-rsid="001e90e8"/>
    </style:style>
    <style:style style:name="P5" style:family="paragraph" style:parent-style-name="Standard">
      <style:text-properties officeooo:paragraph-rsid="001e90e8"/>
    </style:style>
    <style:style style:name="P6" style:family="paragraph" style:parent-style-name="Standard">
      <style:text-properties officeooo:rsid="00242cf9" officeooo:paragraph-rsid="00242cf9"/>
    </style:style>
    <style:style style:name="P7" style:family="paragraph" style:parent-style-name="Standard">
      <style:text-properties officeooo:rsid="001dab96" officeooo:paragraph-rsid="001dab96"/>
    </style:style>
    <style:style style:name="P8" style:family="paragraph" style:parent-style-name="Standard">
      <style:text-properties officeooo:rsid="00262187" officeooo:paragraph-rsid="00262187"/>
    </style:style>
    <style:style style:name="P9" style:family="paragraph" style:parent-style-name="Standard">
      <style:text-properties officeooo:paragraph-rsid="00262187"/>
    </style:style>
    <style:style style:name="P10" style:family="paragraph" style:parent-style-name="Standard">
      <style:text-properties fo:font-weight="bold" officeooo:rsid="001e90e8" officeooo:paragraph-rsid="001e90e8" style:font-weight-asian="bold" style:font-weight-complex="bold"/>
    </style:style>
    <style:style style:name="P11" style:family="paragraph" style:parent-style-name="Standard">
      <style:text-properties officeooo:rsid="002204c6" officeooo:paragraph-rsid="002204c6"/>
    </style:style>
    <style:style style:name="P12" style:family="paragraph" style:parent-style-name="Standard">
      <style:text-properties officeooo:rsid="00281d4f" officeooo:paragraph-rsid="00281d4f"/>
    </style:style>
    <style:style style:name="P13" style:family="paragraph" style:parent-style-name="Standard">
      <style:text-properties officeooo:paragraph-rsid="00281d4f"/>
    </style:style>
    <style:style style:name="P14" style:family="paragraph" style:parent-style-name="Standard">
      <style:text-properties officeooo:paragraph-rsid="00282e76"/>
    </style:style>
    <style:style style:name="P15" style:family="paragraph" style:parent-style-name="Standard">
      <style:text-properties officeooo:rsid="00298931" officeooo:paragraph-rsid="00298931"/>
    </style:style>
    <style:style style:name="P16" style:family="paragraph" style:parent-style-name="Standard">
      <style:text-properties officeooo:paragraph-rsid="00298931"/>
    </style:style>
    <style:style style:name="P17" style:family="paragraph" style:parent-style-name="Standard">
      <style:text-properties officeooo:rsid="002b1007" officeooo:paragraph-rsid="002b1007"/>
    </style:style>
    <style:style style:name="P18" style:family="paragraph" style:parent-style-name="Standard">
      <style:text-properties officeooo:rsid="002b1007" officeooo:paragraph-rsid="003e6b1d"/>
    </style:style>
    <style:style style:name="P19" style:family="paragraph" style:parent-style-name="Standard">
      <style:text-properties officeooo:paragraph-rsid="002cbadb"/>
    </style:style>
    <style:style style:name="P20" style:family="paragraph" style:parent-style-name="Standard">
      <style:text-properties officeooo:rsid="002daf8b" officeooo:paragraph-rsid="002daf8b"/>
    </style:style>
    <style:style style:name="P21" style:family="paragraph" style:parent-style-name="Standard">
      <style:text-properties officeooo:rsid="002edc72" officeooo:paragraph-rsid="002edc72"/>
    </style:style>
    <style:style style:name="P22" style:family="paragraph" style:parent-style-name="Standard">
      <style:text-properties officeooo:rsid="002ef968" officeooo:paragraph-rsid="002ef968"/>
    </style:style>
    <style:style style:name="P23" style:family="paragraph" style:parent-style-name="Standard">
      <style:text-properties fo:color="#000000" loext:opacity="100%" officeooo:rsid="002b1007" officeooo:paragraph-rsid="002b1007"/>
    </style:style>
    <style:style style:name="P24" style:family="paragraph" style:parent-style-name="Standard">
      <style:text-properties fo:color="#000000" loext:opacity="100%" officeooo:rsid="002cbadb" officeooo:paragraph-rsid="002cbadb"/>
    </style:style>
    <style:style style:name="P25" style:family="paragraph" style:parent-style-name="Standard">
      <style:text-properties fo:color="#000000" loext:opacity="100%" fo:font-weight="normal" officeooo:rsid="002daf8b" officeooo:paragraph-rsid="002daf8b" style:font-weight-asian="normal" style:font-weight-complex="normal"/>
    </style:style>
    <style:style style:name="P26" style:family="paragraph" style:parent-style-name="Standard">
      <style:text-properties fo:color="#000000" loext:opacity="100%" fo:font-weight="normal" officeooo:rsid="002edc72" officeooo:paragraph-rsid="002edc72" style:font-weight-asian="normal" style:font-weight-complex="normal"/>
    </style:style>
    <style:style style:name="P27" style:family="paragraph" style:parent-style-name="Standard">
      <style:text-properties fo:color="#000000" loext:opacity="100%" fo:font-weight="normal" officeooo:rsid="002ef968" officeooo:paragraph-rsid="002ef968" style:font-weight-asian="normal" style:font-weight-complex="normal"/>
    </style:style>
    <style:style style:name="P28" style:family="paragraph" style:parent-style-name="Standard">
      <style:text-properties fo:color="#000000" loext:opacity="100%" fo:font-weight="normal" officeooo:rsid="0032285f" officeooo:paragraph-rsid="0032285f" style:font-weight-asian="normal" style:font-weight-complex="normal"/>
    </style:style>
    <style:style style:name="P29" style:family="paragraph" style:parent-style-name="Standard">
      <style:text-properties officeooo:rsid="003560df" officeooo:paragraph-rsid="003560df"/>
    </style:style>
    <style:style style:name="P30" style:family="paragraph" style:parent-style-name="Standard">
      <style:text-properties officeooo:paragraph-rsid="003560df"/>
    </style:style>
    <style:style style:name="P31" style:family="paragraph" style:parent-style-name="Standard">
      <style:text-properties officeooo:rsid="003abe55" officeooo:paragraph-rsid="003abe55"/>
    </style:style>
    <style:style style:name="P32" style:family="paragraph" style:parent-style-name="Standard">
      <style:text-properties officeooo:paragraph-rsid="003e6b1d"/>
    </style:style>
    <style:style style:name="P33" style:family="paragraph" style:parent-style-name="Table_20_Contents">
      <style:text-properties officeooo:rsid="001bcced" officeooo:paragraph-rsid="001bcce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bcced" officeooo:paragraph-rsid="001bcced" style:font-weight-asian="bold" style:font-weight-complex="bold"/>
    </style:style>
    <style:style style:name="P35" style:family="paragraph" style:parent-style-name="Heading_20_3">
      <style:paragraph-properties fo:text-align="justify" style:justify-single-word="false"/>
    </style:style>
    <style:style style:name="P36" style:family="paragraph" style:parent-style-name="Heading_20_3">
      <style:paragraph-properties fo:break-before="page"/>
    </style:style>
    <style:style style:name="P37" style:family="paragraph" style:parent-style-name="Standard" style:list-style-name="L1">
      <style:text-properties officeooo:paragraph-rsid="001829e5"/>
    </style:style>
    <style:style style:name="P38" style:family="paragraph" style:parent-style-name="Standard" style:list-style-name="L1">
      <style:text-properties officeooo:paragraph-rsid="001ad743"/>
    </style:style>
    <style:style style:name="P39" style:family="paragraph" style:parent-style-name="Standard" style:list-style-name="L1">
      <style:text-properties officeooo:paragraph-rsid="001bcced"/>
    </style:style>
    <style:style style:name="P40" style:family="paragraph" style:parent-style-name="Standard" style:list-style-name="L1">
      <style:text-properties officeooo:rsid="001829e5" officeooo:paragraph-rsid="001829e5"/>
    </style:style>
    <style:style style:name="P41" style:family="paragraph" style:parent-style-name="Standard" style:list-style-name="L1">
      <style:text-properties officeooo:rsid="001bcced" officeooo:paragraph-rsid="001bcced"/>
    </style:style>
    <style:style style:name="P42" style:family="paragraph" style:parent-style-name="Standard">
      <style:text-properties fo:color="#000000" loext:opacity="100%" officeooo:rsid="002b1007" officeooo:paragraph-rsid="002b1007"/>
    </style:style>
    <style:style style:name="P43" style:family="paragraph" style:parent-style-name="Standard">
      <style:text-properties fo:color="#000000" loext:opacity="100%" fo:font-weight="normal" officeooo:rsid="003eb5eb" officeooo:paragraph-rsid="003eb5eb" style:font-weight-asian="normal" style:font-weight-complex="normal"/>
    </style:style>
    <style:style style:name="P44" style:family="paragraph" style:parent-style-name="Standard">
      <style:text-properties fo:color="#000000" loext:opacity="100%" officeooo:rsid="002cbadb" officeooo:paragraph-rsid="002cbadb"/>
    </style:style>
    <style:style style:name="P45" style:family="paragraph" style:parent-style-name="Standard">
      <style:text-properties fo:color="#000000" loext:opacity="100%" fo:font-style="italic" officeooo:rsid="003ffd75" officeooo:paragraph-rsid="003ffd75" style:font-style-asian="italic" style:font-style-complex="italic"/>
    </style:style>
    <style:style style:name="P46" style:family="paragraph" style:parent-style-name="Standard">
      <style:text-properties officeooo:rsid="002b1007" officeooo:paragraph-rsid="002b1007"/>
    </style:style>
    <style:style style:name="P47" style:family="paragraph" style:parent-style-name="Standard">
      <style:text-properties officeooo:rsid="003ffd75" officeooo:paragraph-rsid="003ffd75"/>
    </style:style>
    <style:style style:name="P48" style:family="paragraph" style:parent-style-name="Standard" style:list-style-name="L2">
      <style:text-properties officeooo:rsid="003ffd75" officeooo:paragraph-rsid="00406133"/>
    </style:style>
    <style:style style:name="P49" style:family="paragraph" style:parent-style-name="Standard">
      <style:text-properties fo:font-style="italic" officeooo:rsid="003ffd75" officeooo:paragraph-rsid="003ffd75" style:font-style-asian="italic" style:font-style-complex="italic"/>
    </style:style>
    <style:style style:name="P50" style:family="paragraph" style:parent-style-name="Standard">
      <style:text-properties officeooo:paragraph-rsid="002d7ab4"/>
    </style:style>
    <style:style style:name="P51" style:family="paragraph" style:parent-style-name="Standard">
      <style:text-properties officeooo:rsid="004104f1" officeooo:paragraph-rsid="004104f1"/>
    </style:style>
    <style:style style:name="P52" style:family="paragraph" style:parent-style-name="Standard">
      <style:text-properties officeooo:rsid="00426b5b" officeooo:paragraph-rsid="00426b5b"/>
    </style:style>
    <style:style style:name="P53" style:family="paragraph" style:parent-style-name="Standard" style:list-style-name="L2">
      <style:text-properties officeooo:paragraph-rsid="003ffd75"/>
    </style:style>
    <style:style style:name="T1" style:family="text">
      <style:text-properties officeooo:rsid="001829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9e5" style:font-weight-asian="bold" style:font-weight-complex="bold"/>
    </style:style>
    <style:style style:name="T4" style:family="text">
      <style:text-properties fo:font-weight="bold" officeooo:rsid="001ad743" style:font-weight-asian="bold" style:font-weight-complex="bold"/>
    </style:style>
    <style:style style:name="T5" style:family="text">
      <style:text-properties fo:font-weight="bold" officeooo:rsid="001dab96" style:font-weight-asian="bold" style:font-weight-complex="bold"/>
    </style:style>
    <style:style style:name="T6" style:family="text">
      <style:text-properties fo:font-weight="bold" officeooo:rsid="00262187" style:font-weight-asian="bold" style:font-weight-complex="bold"/>
    </style:style>
    <style:style style:name="T7" style:family="text">
      <style:text-properties fo:font-weight="bold" officeooo:rsid="002d7ab4" style:font-weight-asian="bold" style:font-weight-complex="bold"/>
    </style:style>
    <style:style style:name="T8" style:family="text">
      <style:text-properties fo:font-weight="bold" officeooo:rsid="002b1007" style:font-weight-asian="bold" style:font-weight-complex="bold"/>
    </style:style>
    <style:style style:name="T9" style:family="text">
      <style:text-properties fo:font-weight="bold" officeooo:rsid="003e6b1d" style:font-weight-asian="bold" style:font-weight-complex="bold"/>
    </style:style>
    <style:style style:name="T10" style:family="text">
      <style:text-properties officeooo:rsid="00199e96"/>
    </style:style>
    <style:style style:name="T11" style:family="text">
      <style:text-properties officeooo:rsid="001ad743"/>
    </style:style>
    <style:style style:name="T12" style:family="text">
      <style:text-properties officeooo:rsid="001bcced"/>
    </style:style>
    <style:style style:name="T13" style:family="text">
      <style:text-properties officeooo:rsid="001dab96"/>
    </style:style>
    <style:style style:name="T14" style:family="text">
      <style:text-properties officeooo:rsid="001e90e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e90e8" style:font-style-asian="italic" style:font-style-complex="italic"/>
    </style:style>
    <style:style style:name="T17" style:family="text">
      <style:text-properties fo:font-style="italic" officeooo:rsid="00298931" style:font-style-asian="italic" style:font-style-complex="italic"/>
    </style:style>
    <style:style style:name="T18" style:family="text">
      <style:text-properties fo:font-style="italic" officeooo:rsid="00282e76" style:font-style-asian="italic" style:font-style-complex="italic"/>
    </style:style>
    <style:style style:name="T19" style:family="text">
      <style:text-properties officeooo:rsid="00200ad7"/>
    </style:style>
    <style:style style:name="T20" style:family="text">
      <style:text-properties officeooo:rsid="0023896d"/>
    </style:style>
    <style:style style:name="T21" style:family="text">
      <style:text-properties officeooo:rsid="00262187"/>
    </style:style>
    <style:style style:name="T22" style:family="text">
      <style:text-properties officeooo:rsid="00281d4f"/>
    </style:style>
    <style:style style:name="T23" style:family="text">
      <style:text-properties officeooo:rsid="00282e76"/>
    </style:style>
    <style:style style:name="T24" style:family="text">
      <style:text-properties officeooo:rsid="00298931"/>
    </style:style>
    <style:style style:name="T25" style:family="text">
      <style:text-properties fo:color="#c9211e" loext:opacity="100%"/>
    </style:style>
    <style:style style:name="T26" style:family="text">
      <style:text-properties fo:color="#c9211e" loext:opacity="100%" officeooo:rsid="003e6b1d"/>
    </style:style>
    <style:style style:name="T27" style:family="text">
      <style:text-properties fo:color="#c9211e" loext:opacity="100%" officeooo:rsid="002b1007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weight="bold" style:font-weight-asian="bold" style:font-weight-complex="bold"/>
    </style:style>
    <style:style style:name="T30" style:family="text">
      <style:text-properties fo:color="#000000" loext:opacity="100%" fo:font-weight="bold" officeooo:rsid="002d7ab4" style:font-weight-asian="bold" style:font-weight-complex="bold"/>
    </style:style>
    <style:style style:name="T31" style:family="text">
      <style:text-properties fo:color="#000000" loext:opacity="100%" fo:font-weight="bold" officeooo:rsid="003e6b1d" style:font-weight-asian="bold" style:font-weight-complex="bold"/>
    </style:style>
    <style:style style:name="T32" style:family="text">
      <style:text-properties fo:color="#000000" loext:opacity="100%" fo:font-weight="bold" officeooo:rsid="00406133" style:font-weight-asian="bold" style:font-weight-complex="bold"/>
    </style:style>
    <style:style style:name="T33" style:family="text">
      <style:text-properties fo:color="#000000" loext:opacity="100%" fo:font-weight="bold" officeooo:rsid="0040d1bd" style:font-weight-asian="bold" style:font-weight-complex="bold"/>
    </style:style>
    <style:style style:name="T34" style:family="text">
      <style:text-properties fo:color="#000000" loext:opacity="100%" fo:font-weight="bold" officeooo:rsid="00426b5b" style:font-weight-asian="bold" style:font-weight-complex="bold"/>
    </style:style>
    <style:style style:name="T35" style:family="text">
      <style:text-properties fo:color="#000000" loext:opacity="100%" officeooo:rsid="002cbadb"/>
    </style:style>
    <style:style style:name="T36" style:family="text">
      <style:text-properties fo:color="#000000" loext:opacity="100%" officeooo:rsid="002d7ab4"/>
    </style:style>
    <style:style style:name="T37" style:family="text">
      <style:text-properties fo:color="#000000" loext:opacity="100%" fo:font-weight="normal" style:font-weight-asian="normal" style:font-weight-complex="normal"/>
    </style:style>
    <style:style style:name="T38" style:family="text">
      <style:text-properties fo:color="#000000" loext:opacity="100%" fo:font-weight="normal" officeooo:rsid="002d7ab4" style:font-weight-asian="normal" style:font-weight-complex="normal"/>
    </style:style>
    <style:style style:name="T39" style:family="text">
      <style:text-properties fo:color="#000000" loext:opacity="100%" fo:font-weight="normal" officeooo:rsid="002ef968" style:font-weight-asian="normal" style:font-weight-complex="normal"/>
    </style:style>
    <style:style style:name="T40" style:family="text">
      <style:text-properties fo:color="#000000" loext:opacity="100%" fo:font-weight="normal" officeooo:rsid="0032285f" style:font-weight-asian="normal" style:font-weight-complex="normal"/>
    </style:style>
    <style:style style:name="T41" style:family="text">
      <style:text-properties fo:color="#000000" loext:opacity="100%" fo:font-weight="normal" officeooo:rsid="00406133" style:font-weight-asian="normal" style:font-weight-complex="normal"/>
    </style:style>
    <style:style style:name="T42" style:family="text">
      <style:text-properties fo:color="#000000" loext:opacity="100%" fo:font-weight="normal" officeooo:rsid="0040d1bd" style:font-weight-asian="normal" style:font-weight-complex="normal"/>
    </style:style>
    <style:style style:name="T43" style:family="text">
      <style:text-properties fo:color="#000000" loext:opacity="100%" fo:font-weight="normal" officeooo:rsid="00426b5b" style:font-weight-asian="normal" style:font-weight-complex="normal"/>
    </style:style>
    <style:style style:name="T44" style:family="text">
      <style:text-properties fo:color="#000000" loext:opacity="100%" fo:font-weight="normal" officeooo:rsid="003ffd75" style:font-weight-asian="normal" style:font-weight-complex="normal"/>
    </style:style>
    <style:style style:name="T45" style:family="text">
      <style:text-properties fo:color="#000000" loext:opacity="100%" officeooo:rsid="003ffd75"/>
    </style:style>
    <style:style style:name="T46" style:family="text">
      <style:text-properties fo:color="#000000" loext:opacity="100%" officeooo:rsid="00426b5b"/>
    </style:style>
    <style:style style:name="T47" style:family="text">
      <style:text-properties officeooo:rsid="002d7ab4"/>
    </style:style>
    <style:style style:name="T48" style:family="text">
      <style:text-properties officeooo:rsid="003560df"/>
    </style:style>
    <style:style style:name="T49" style:family="text">
      <style:text-properties officeooo:rsid="00372aaa"/>
    </style:style>
    <style:style style:name="T50" style:family="text">
      <style:text-properties officeooo:rsid="003abe55"/>
    </style:style>
    <style:style style:name="T51" style:family="text">
      <style:text-properties officeooo:rsid="003c4a45"/>
    </style:style>
    <style:style style:name="T52" style:family="text">
      <style:text-properties officeooo:rsid="003e6b1d"/>
    </style:style>
    <style:style style:name="T53" style:family="text">
      <style:text-properties officeooo:rsid="002b1007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officeooo:rsid="00426b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umiant versió 0.1</text:p>
      <text:h text:style-name="Heading_20_3" text:outline-level="3"/>
      <text:h text:style-name="Heading_20_3" text:outline-level="3">Definiciones</text:h>
      <text:p text:style-name="P3"><text:span text:style-name="T5">Serie</text:span><text:span text:style-name="T13">: conjunto de 3 o 4 fichas del mismo valor y distinto color. También llamamos </text:span><text:span text:style-name="T22">proto</text:span><text:span text:style-name="T13">serie a l</text:span><text:span text:style-name="T22">o</text:span><text:span text:style-name="T13">s </text:span><text:span text:style-name="T48">grupos</text:span><text:span text:style-name="T13"> de 2 fichas, pero sólo son válidas en la mesa las de 3 o 4 fichas.</text:span></text:p>
      <text:p text:style-name="P3"/>
      <text:p text:style-name="P3"><text:span text:style-name="T5">Escalera</text:span><text:span text:style-name="T13">: conjunto de 3 o más fichas del mismo color y de valores consecutivos. También llamamos </text:span><text:span text:style-name="T48">proto</text:span><text:span text:style-name="T13">escalera a las de 2 fichas, pero sólo son válidas en la mesa las de 3 o más fichas.</text:span></text:p>
      <text:p text:style-name="P3"/>
      <text:p text:style-name="P7"><text:span text:style-name="T2">Grupo</text:span>: serie o escalera.</text:p>
      <text:p text:style-name="P7"/>
      <text:p text:style-name="P9"><text:span text:style-name="T6">Mano del jugador (o computador)</text:span><text:span text:style-name="T21">: conjunto de fichas en posesión del jugador </text:span><text:span text:style-name="T48">(o computador) </text:span><text:span text:style-name="T21">y con las que puede formar grupos en la </text:span><text:span text:style-name="T48">m</text:span><text:span text:style-name="T21">esa. Para formar estos grupos puede hacer uso de las fichas de la mesa, pero siempre tiene que usar al menos una ficha de su mano.</text:span></text:p>
      <text:p text:style-name="P9"/>
      <text:p text:style-name="P8"><text:span text:style-name="T2">Mesa</text:span>: conjunto de grupos que han sido formados a lo largo del juego y lugar donde se forman los nuevos grupos</text:p>
      <text:p text:style-name="P8"/>
      <text:h text:style-name="P35" text:outline-level="3"><text:span text:style-name="T21">J</text:span>ugadas automáticas del computador <text:span text:style-name="T21">y s</text:span>ugerencias de juego para el jugador</text:h>
      <text:p text:style-name="P1"><text:s/></text:p>
      <text:p text:style-name="P8">El computador puede realizar 5 tipos de jugadas:</text:p>
      <text:list xml:id="list896444916" text:style-name="L1">
        <text:list-item>
          <text:p text:style-name="P40"><text:span text:style-name="T2">Busca una Serie</text:span> de 3 o 4 fichas sino encuentra busca series de 2 +1 fichas (es decir 2 del jugador y una de la mesa). Esta operación consume 2,3 o 4 fichas</text:p>
        </text:list-item>
        <text:list-item>
          <text:p text:style-name="P37"><text:span text:style-name="T3">Busca una Escalera</text:span><text:span text:style-name="T1"> de 3 o más fichas. Sino encuentra busca escaleras de 2 +1 fichas (es decir 2 del jugador y una de la mesa). Esta operación consume entre 2 y 13 fichas</text:span></text:p>
          <text:p text:style-name="P40">De las dos anteriores elige la operación que consuma más fichas de jugador</text:p>
        </text:list-item>
        <text:list-item>
          <text:p text:style-name="P37"><text:span text:style-name="T3">Ampliar escalera</text:span><text:span text:style-name="T1">. Busca una escalera en la mesa y una ficha del jugador que pueda ampliarla por la izquierda o por la derecha. Esta operación consume </text:span><text:span text:style-name="T10">1</text:span><text:span text:style-name="T1"> fichas, </text:span><text:span text:style-name="T10">aunque la operación se podría iterar varias veces (no está implementado) y consumir más fichas. En todo caso, no tendría sentido, iterar más de 2 veces por cada lado, porque más de 3 por uno de los lados formaría una serie de 3. </text:span></text:p>
        </text:list-item>
        <text:list-item>
          <text:p text:style-name="P38"><text:span text:style-name="T4">Ampliar serie</text:span><text:span text:style-name="T11">. </text:span><text:span text:style-name="T1">Busca una </text:span><text:span text:style-name="T11">serie de <text:s/>3 fichas </text:span><text:span text:style-name="T1">en la mesa y una ficha del jugador que pueda ampliarla por la izquierda o por la derecha </text:span><text:span text:style-name="T11">para pasarla a serie de 4 fichas (tamaño máximo de las series)</text:span><text:span text:style-name="T1">. Esta operación consume </text:span><text:span text:style-name="T10">1</text:span><text:span text:style-name="T1"> ficha.</text:span></text:p>
        </text:list-item>
        <text:list-item>
          <text:p text:style-name="P39"><text:span text:style-name="T4">Corte</text:span><text:span text:style-name="T11">. La jugada comienza cortando una fila de la mesa en dos nuevas filas: el grupo1 y el grupo2, de manera que los tamaños de ambas grupos sea 2 y 3 como mínimo. Ahora hay que completar, </text:span><text:span text:style-name="T12">con una fichas del jugador, </text:span><text:span text:style-name="T11">el grupo de 2 (si existe) o cualquiera de los d</text:span><text:span text:style-name="T12">o</text:span><text:span text:style-name="T11">s </text:span><text:span text:style-name="T12">g</text:span><text:span text:style-name="T11">rupos si sus tamaños son mayores de </text:span><text:span text:style-name="T12">3. Nótese que hablamos de grupos y no de series o escaleras. Esta operación sobre un mismo corte también podría repetirse varias veces. </text:span><text:span text:style-name="T1">Esta operación consume </text:span><text:span text:style-name="T10">1</text:span><text:span text:style-name="T1"> ficha.</text:span></text:p>
          <text:p text:style-name="P41"/>
          <text:p text:style-name="P41">Operaciones <text:span text:style-name="T21">aún </text:span>no implementadas: movimientos de fichas entre grupos de la mesa.</text:p>
        </text:list-item>
      </text:list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Resumen: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4">Jugada</text:p>
          </table:table-cell>
          <table:table-cell table:style-name="Tabla1.B1" office:value-type="string">
            <text:p text:style-name="P34">Consumo de fichas</text:p>
          </table:table-cell>
        </table:table-row>
        <table:table-row>
          <table:table-cell table:style-name="Tabla1.A2" office:value-type="string">
            <text:p text:style-name="P33">Buscar Serie</text:p>
          </table:table-cell>
          <table:table-cell table:style-name="Tabla1.B2" office:value-type="string">
            <text:p text:style-name="P33">[2,4]</text:p>
          </table:table-cell>
        </table:table-row>
        <table:table-row>
          <table:table-cell table:style-name="Tabla1.A2" office:value-type="string">
            <text:p text:style-name="P33">Buscar Escalera</text:p>
          </table:table-cell>
          <table:table-cell table:style-name="Tabla1.B2" office:value-type="string">
            <text:p text:style-name="P33">[2,13]</text:p>
          </table:table-cell>
        </table:table-row>
        <table:table-row>
          <table:table-cell table:style-name="Tabla1.A2" office:value-type="string">
            <text:p text:style-name="P33">Ampliar Escalera</text:p>
          </table:table-cell>
          <table:table-cell table:style-name="Tabla1.B2" office:value-type="string">
            <text:p text:style-name="P33">1</text:p>
          </table:table-cell>
        </table:table-row>
        <table:table-row>
          <table:table-cell table:style-name="Tabla1.A2" office:value-type="string">
            <text:p text:style-name="P33">Ampliar Serie</text:p>
          </table:table-cell>
          <table:table-cell table:style-name="Tabla1.B2" office:value-type="string">
            <text:p text:style-name="P33">1</text:p>
          </table:table-cell>
        </table:table-row>
        <table:table-row>
          <table:table-cell table:style-name="Tabla1.A2" office:value-type="string">
            <text:p text:style-name="P33">Corte</text:p>
          </table:table-cell>
          <table:table-cell table:style-name="Tabla1.B2" office:value-type="string">
            <text:p text:style-name="P33">1</text:p>
          </table:table-cell>
        </table:table-row>
      </table:table>
      <text:p text:style-name="P10"/>
      <text:p text:style-name="P10"/>
      <text:p text:style-name="P10">Jugadas manuales</text:p>
      <text:p text:style-name="P4"/>
      <text:p text:style-name="P5"><text:span text:style-name="T14">Las jugadas manuales se basan en el mecanismo de </text:span><text:span text:style-name="T16">drag-and-drop</text:span><text:span text:style-name="T14"> que ofrece HTML5: arrastrar y soltar. Incluye también la operación para “cortar” un grupo de la mesa. El arrastre de una ficha puede hacerse desde la mano del jugador a un grupo de la mesa o la zona destinada para crear nuevos grupos o entre un grupo de la mesa y otro. En cualquier caso las zonas de descarga de la jugada de arrastre solo son las fichas de los extremos de los grupos existentes y únicamente cuando al pasar el cursor sobre ellos se muestran de color verde. Todas </text:span><text:span text:style-name="T19">las</text:span><text:span text:style-name="T14"> jugadas manuales deben ser confirmadas o canceladas usando los botones que aparecen para ese efecto. </text:span><text:span text:style-name="T20">Por tanto, las jugadas manuales son “cancelables”. Si al final de la jugada de presiona el botón “cancelar” la situación del juego volverá a la que era antes de iniciar la jugada manual. Si, por el contrario, se presiona el botón “aceptar” se dejarán sobre la mesa todos los grupos que estén bien formados; es decir series y escaleras de 3 <text:s/>más fichas.</text:span></text:p>
      <text:p text:style-name="P6">Sólo las fichas en los extremos de los grupos de la Mesa son arrastables. A medida que se van moviendo fichas de un grupo, las fichas que ahora ocupan los extremos pasan a ser arrastables.</text:p>
      <text:p text:style-name="P6">Las fichas que se arrastran solo pueden soltarse en los extremos de otra fila o en la zona <text:span text:style-name="T50">de mesa </text:span>destinada a la creación de nuevas filas.</text:p>
      <text:p text:style-name="P5"/>
      <text:p text:style-name="P11">Cuando las jugadas realizadas utilicen alguna ficha de la mano al finalizar el turno no se robará ficha.</text:p>
      <text:p text:style-name="P11"/>
      <text:p text:style-name="P11"/>
      <text:h text:style-name="Heading_20_3" text:outline-level="3">Nota sobre la implementación de jugadas automáticas <text:span text:style-name="T23">y suge</text:span><text:span text:style-name="T24">r</text:span><text:span text:style-name="T23">encias de juego</text:span></text:h>
      <text:p text:style-name="P30"><text:span text:style-name="T48">Cuando el jugador es aut</text:span><text:span text:style-name="T50">om</text:span><text:span text:style-name="T48">ático,o en el caso del </text:span><text:span text:style-name="T50">computador </text:span><text:span text:style-name="T48">(que es siempre automático):</text:span></text:p>
      <text:p text:style-name="P29"/>
      <text:p text:style-name="P12">1. <text:span text:style-name="T2">Busca escaleras y series</text:span> (<text:span text:style-name="T50">de 3 o</text:span> más fichas) <text:s text:c="3"/><text:span text:style-name="T24">(</text:span><text:span text:style-name="T17">buscarSerie() y BuscarEscalera()</text:span><text:span text:style-name="T24">).</text:span></text:p>
      <text:p text:style-name="P13"><text:span text:style-name="T22">2. Si la serie </text:span><text:span text:style-name="T24">es </text:span><text:span text:style-name="T22">de 4 </text:span><text:span text:style-name="T50">fichas </text:span><text:span text:style-name="T22">y </text:span><text:span text:style-name="T50">la </text:span><text:span text:style-name="T22">escalera de 3, juega la serie, </text:span><text:span text:style-name="T50">en los demás casos juega la escalera ( es más versátil).</text:span></text:p>
      <text:p text:style-name="P12">3. Busca el grupo seleccionado, serie o escalera y lo <text:span text:style-name="T23">marca, es decir, cambia de color al grupo (</text:span><text:span text:style-name="T18">marcarFicha()</text:span><text:span text:style-name="T23">).</text:span></text:p>
      <text:p text:style-name="P14"><text:span text:style-name="T23">4. </text:span><text:span text:style-name="T48">La idea es que e</text:span><text:span text:style-name="T23">l jugador </text:span><text:span text:style-name="T48">(humano)</text:span><text:span text:style-name="T23">, si quiere, pi</text:span><text:span text:style-name="T48">que</text:span><text:span text:style-name="T23"> en una ficha del grupo marcado (</text:span><text:span text:style-name="T18">seleccionaGrupo()</text:span><text:span text:style-name="T23">) y el grupo se traslada a la mesa. </text:span><text:span text:style-name="T48">En nuestro caso tiene que picar el computador, </text:span><text:soft-page-break/><text:span text:style-name="T48">lo hace mediante la llamada </text:span>seleccionarGrupo.call(buscaMarca(true)) <text:span text:style-name="T49">que busca las fichas marcadas y las selecciona.</text:span></text:p>
      <text:p text:style-name="P14"/>
      <text:p text:style-name="P15">2’. si no hay series ni escaleras auténticas, se intenta con <text:span text:style-name="T50">(proto)</text:span>series y escaleras de 2 fichas, complementadas a 3 con una extraída de la mesa (de una series de 4 o una escalera mayor o igual a 4.</text:p>
      <text:p text:style-name="P16"/>
      <text:h text:style-name="Heading_20_3" text:outline-level="3">Implementación: estructuras de datos</text:h>
      <text:p text:style-name="P31">La <text:span text:style-name="T15">classlist</text:span> de una celda (ficha): joker, permiso, error, fill-auto, marcada, btn-primary, btn-danger, maracasuave, btn-rojo, btn</text:p>
      <text:p text:style-name="P17"/>
      <text:p text:style-name="P17"/>
      <text:p text:style-name="P17"/>
      <text:p text:style-name="P17"/>
      <text:p text:style-name="P17"><text:span text:style-name="T2">Teoría de cortes</text:span> </text:p>
      <text:p text:style-name="P17"/>
      <text:p text:style-name="P49">Cortes de escaleras</text:p>
      <text:p text:style-name="P17"/>
      <text:p text:style-name="P17">Si hay una escalera de más de 3 elementos, se puede cortar</text:p>
      <text:p text:style-name="P17"/>
      <text:p text:style-name="P17">Ejemplo: <text:s/>(5,6,7,8,9) → (5,6,7) + <text:span text:style-name="T25">(8,9)</text:span>. <text:s/>El segundo grupo no es correcto. Los trozos de escalera han de ser grupos válidos. Para que el corte anterior fuese válido <text:span text:style-name="T51">debería</text:span> aportar un <text:span text:style-name="T2">7</text:span> (por ejemplo) de la mano del jugador</text:p>
      <text:p text:style-name="P17">(5,6,7,8,9) <text:span text:style-name="T47">+ </text:span><text:span text:style-name="T7">7</text:span>→ (5,6,7) + <text:span text:style-name="T28">(</text:span><text:span text:style-name="T29">7</text:span><text:span text:style-name="T28">,8,9)</text:span></text:p>
      <text:p text:style-name="P23"/>
      <text:p text:style-name="P32"><text:span text:style-name="T53">Ejemplo: <text:s/>(5,6,7,8) →</text:span><text:span text:style-name="T27"> (5,6)</text:span><text:span text:style-name="T53"> + </text:span><text:span text:style-name="T27">(</text:span><text:span text:style-name="T26">7,8</text:span><text:span text:style-name="T27">)</text:span><text:span text:style-name="T53">. <text:s/></text:span><text:span text:style-name="T52">Los dos </text:span><text:span text:style-name="T53">grupo </text:span><text:span text:style-name="T52">son in</text:span><text:span text:style-name="T53">correcto</text:span><text:span text:style-name="T52">s</text:span><text:span text:style-name="T53">. Para que el corte anterior fuese válido </text:span><text:span text:style-name="T51">debería</text:span><text:span text:style-name="T53"> aportar un </text:span><text:span text:style-name="T8">7</text:span><text:span text:style-name="T53"> </text:span><text:span text:style-name="T52">y un </text:span><text:span text:style-name="T9">9</text:span><text:span text:style-name="T52"> </text:span><text:span text:style-name="T53">(por ejemplo) de la mano del jugador</text:span></text:p>
      <text:p text:style-name="P18"><text:span text:style-name="T28">(5,6,7,8,9) </text:span><text:span text:style-name="T36">+ </text:span><text:span text:style-name="T30">7 </text:span><text:span text:style-name="T31">+ 9 </text:span><text:span text:style-name="T28">→ (5,6,</text:span><text:span text:style-name="T29">7</text:span><text:span text:style-name="T28">) + (</text:span><text:span text:style-name="T29">7</text:span><text:span text:style-name="T28">,8,</text:span><text:span text:style-name="T29">9</text:span><text:span text:style-name="T28">)</text:span></text:p>
      <text:p text:style-name="P23"/>
      <text:p text:style-name="P23"/>
      <text:p text:style-name="P24">La función BuscaCortes() trabaja solo sobre escaleras de 4 elementos o más. </text:p>
      <text:p text:style-name="P24"/>
      <text:p text:style-name="P45">Cortes de series de 4</text:p>
      <text:p text:style-name="P24"/>
      <text:p text:style-name="P19"><text:span text:style-name="T45">Solo se</text:span><text:span text:style-name="T35"> puede</text:span><text:span text:style-name="T45">n</text:span><text:span text:style-name="T35"> cortar </text:span><text:span text:style-name="T45">las </text:span><text:span text:style-name="T35">series de 4. </text:span><text:span text:style-name="T46">Vamos a ver qe en todos los</text:span><text:span text:style-name="T45"> casos se re</text:span><text:span text:style-name="T46">d</text:span><text:span text:style-name="T45">ucen a </text:span><text:span text:style-name="T46">soluciones que ya habremos tratado como</text:span><text:span text:style-name="T45"> series de 2 elementos que se tratan como protoseries. Por ejemplo,s</text:span><text:span text:style-name="T36">i tengo una serie de 2 </text:span><text:span text:style-name="T45">y en la mesa hay una serie de 4 del mismo número, se puede hacer lo siguiente:</text:span><text:span text:style-name="T36"> Ejemplo (6N 6V 6A 6R) en la mesa y 6V 6R en la mano.</text:span></text:p>
      <text:p text:style-name="P50"><text:span text:style-name="T36">(6N 6V 6A 6R) + <text:s/></text:span><text:span text:style-name="T30">6V 6R → </text:span><text:span text:style-name="T38">(6N </text:span><text:span text:style-name="T30">6V 6R</text:span><text:span text:style-name="T38">) + (6V 6A 6R)</text:span></text:p>
      <text:p text:style-name="P52"><text:span text:style-name="T38">P</text:span><text:span text:style-name="T37">ero cuando busqué series, ya habría detectado (6V 6R) como un serie de 2 y habría aplicado la misma solución.</text:span></text:p>
      <text:p text:style-name="P50"><text:span text:style-name="T38"/></text:p>
      <text:p text:style-name="P47"><text:span text:style-name="T38">S</text:span><text:span text:style-name="T37">i hacemos un recorrido exhaustivo por los </text:span><text:span text:style-name="T43">diferentes</text:span><text:span text:style-name="T37"> casos tenemos:</text:span></text:p>
      <text:p text:style-name="P47"><text:span text:style-name="T37"/></text:p>
      <text:p text:style-name="P47"><text:span text:style-name="T37">que la serie </text:span><text:span text:style-name="T38">(6N 6V 6A 6R) </text:span><text:span text:style-name="T37">sólo se puede partir en </text:span></text:p>
      <text:list xml:id="list1515387933" text:style-name="L2">
        <text:list-item>
          <text:p text:style-name="P53"><text:span text:style-name="T44">2 y 2 “series “ ejemplo </text:span><text:span text:style-name="T38">(6N 6V</text:span><text:span text:style-name="T44">) y (</text:span><text:span text:style-name="T38">6A 6R) </text:span><text:span text:style-name="T44">necesitaríamos en la mano </text:span><text:span text:style-name="T41">(</text:span><text:span text:style-name="T44">6A o 6R</text:span><text:span text:style-name="T41">)</text:span><text:span text:style-name="T44"> y </text:span><text:span text:style-name="T41">(</text:span><text:span text:style-name="T44">6N </text:span><text:span text:style-name="T43">o</text:span><text:span text:style-name="T44"> 6V</text:span><text:span text:style-name="T41">). De otra forma: si en la mano tengo <text:s/></text:span><text:span text:style-name="T32">6A</text:span><text:span text:style-name="T41"> y </text:span><text:span text:style-name="T32">6V</text:span><text:span text:style-name="T41">, puedo hacer (6N 6V </text:span><text:span text:style-name="T32">6A)</text:span><text:span text:style-name="T41"> <text:s/>y 6A </text:span><text:span text:style-name="T32">6V</text:span><text:span text:style-name="T41"> </text:span><text:span text:style-name="T42">6R)</text:span></text:p>
        </text:list-item>
      </text:list>
      <text:p text:style-name="P47"><text:span text:style-name="T42"><text:tab/></text:span><text:span text:style-name="T43">pero, </text:span><text:span text:style-name="T42">en realidad, se obtendría primero una serie de 2 en la mano (</text:span><text:span text:style-name="T33">6A 6V</text:span><text:span text:style-name="T42">) y se resolvería con <text:tab/>uno cualquiera de la serie de 4 de la mesa, como se ha visto en el caso anterior.</text:span></text:p>
      <text:p text:style-name="P47"><text:span text:style-name="T42"/></text:p>
      <text:p text:style-name="P47"><text:span text:style-name="T42"/></text:p>
      <text:list xml:id="list81854559046901" text:continue-numbering="true" text:style-name="L2">
        <text:list-item>
          <text:p text:style-name="P48"><text:soft-page-break/><text:span text:style-name="T37">1 y 3 “series” ejemplo </text:span><text:span text:style-name="T38">(6N</text:span><text:span text:style-name="T37">) y (</text:span><text:span text:style-name="T38">6V 6A 6R) </text:span><text:span text:style-name="T37">necesitaríamos en la mano </text:span><text:span text:style-name="T41">2 elementos de</text:span><text:span text:style-name="T43">l conjunto{</text:span><text:span text:style-name="T37">6V</text:span><text:span text:style-name="T41"> o </text:span><text:span text:style-name="T37">6A o 6R</text:span><text:span text:style-name="T43">}</text:span><text:span text:style-name="T37"> . Aquí</text:span><text:span text:style-name="T42"> necesitamos completar la”serie de 1”. Puede ser: 6N + </text:span><text:span text:style-name="T33">(6R 6V)</text:span><text:span text:style-name="T42">. Este caso ya está resuelto en las series de 2 fichas. </text:span><text:span text:style-name="T43">Pues si yo tuviera en mi mano </text:span><text:span text:style-name="T34">(6R 6V)</text:span><text:span text:style-name="T43"> tendría un serie de 2 que hubiese tratado como tal.</text:span></text:p>
          <text:p text:style-name="P48"><text:span text:style-name="T43"/></text:p>
        </text:list-item>
      </text:list>
      <text:p text:style-name="P51"><text:span text:style-name="T42">L</text:span><text:span text:style-name="T37">uego, no hay tema.</text:span></text:p>
      <text:h text:style-name="P36" text:outline-level="3"><text:span text:style-name="T38">F</text:span><text:span text:style-name="T37">allos</text:span></text:h>
      <text:p text:style-name="P25"/>
      <text:p text:style-name="P20"><text:span text:style-name="T40">1- </text:span><text:span text:style-name="T37">la tercera columna DE MESA CAE FUERA DEL VERDE. </text:span><text:span text:style-name="T39">Requiere: aumentar tamaño verde, agrupar mas las columnas (Mejor) o ambas ¿?</text:span></text:p>
      <text:p text:style-name="P25"/>
      <text:p text:style-name="P25"/>
      <text:p text:style-name="P21"><text:span text:style-name="T40">2- </text:span><text:span text:style-name="T37">En mesa (11 11 11 11) y (9 10 11 12 13)V y en mano tengo una </text:span><text:span text:style-name="T29">12V </text:span><text:span text:style-name="T37">podría hacer (11N 11R 11A) + (9 10 11 12)V + (11 </text:span><text:span text:style-name="T29">12</text:span><text:span text:style-name="T37"> 13)V </text:span></text:p>
      <text:p text:style-name="P26">Requiere cortar dos grupos de mesa: NO IMPLEMENTADO</text:p>
      <text:p text:style-name="P26"/>
      <text:p text:style-name="P26"/>
      <text:p text:style-name="P22"><text:span text:style-name="T40">3- </text:span><text:span text:style-name="T37">En mano tengo 3V 4V 6V y en mesa (5 5 5 5) y dice que no hay jugada!! </text:span><text:span text:style-name="T40">Debería</text:span><text:span text:style-name="T37"> identificar la protoserie (3 4)V y sacar el 5V de la serie de la mesa, pero no lo hace</text:span></text:p>
      <text:p text:style-name="P22"><text:span text:style-name="T37">AmpliarEscalera </text:span><text:span text:style-name="T40">o escalera de 2 </text:span><text:span text:style-name="T37">¿cómo funciona</text:span><text:span text:style-name="T40">n</text:span><text:span text:style-name="T37">?</text:span></text:p>
      <text:p text:style-name="P27"/>
      <text:p text:style-name="P28">4- No anuncia el ganador.</text:p>
      <text:p text:style-name="P28"/>
      <text:p text:style-name="P28">5- No recoge estadísticas. Interesantes para aprender a jugar y juego automático computador-computador.</text:p>
      <text:p text:style-name="P28"/>
      <text:p text:style-name="P43">6- modo automatico: una ficha del computador marcada. Nada marcado en la mesa. En consola dic que está en BuscarCorte y el error es “Uncaught TypeError: Cannot read property 'classList' of null<text:line-break/> <text:s text:c="3"/>at buscarCortes (rummi.js:1187)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8:50:06.556000000</meta:creation-date>
    <dc:date>2021-06-05T08:18:53.827000000</dc:date>
    <meta:editing-duration>P3DT3H39M49S</meta:editing-duration>
    <meta:editing-cycles>18</meta:editing-cycles>
    <meta:generator>LibreOffice/7.0.0.3$Windows_X86_64 LibreOffice_project/8061b3e9204bef6b321a21033174034a5e2ea88e</meta:generator>
    <meta:document-statistic meta:table-count="1" meta:image-count="0" meta:object-count="0" meta:page-count="5" meta:paragraph-count="72" meta:word-count="1502" meta:character-count="8039" meta:non-whitespace-character-count="6591"/>
  </office:meta>
</office:document-meta>
</file>